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4.69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co27" style:family="table-column">
      <style:table-column-properties fo:break-before="auto" style:column-width="10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00ffff"/>
    </style:style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able-cell-properties fo:background-color="#fe7f00"/>
    </style:style>
    <style:style style:name="ce28" style:family="table-cell" style:parent-style-name="Default" style:data-style-name="N100">
      <style:table-cell-properties fo:background-color="transparent"/>
    </style:style>
    <style:style style:name="ce16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7" style:family="table-cell" style:parent-style-name="Default" style:data-style-name="N100">
      <style:text-properties style:text-line-through-style="none" style:text-line-through-type="none"/>
    </style:style>
    <style:style style:name="ce18" style:family="table-cell" style:parent-style-name="Default" style:data-style-name="N100"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f200"/>
    </style:style>
    <style:style style:name="ce29" style:family="table-cell" style:parent-style-name="Default" style:data-style-name="N100">
      <style:table-cell-properties fo:background-color="#fff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8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5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5" office:value-type="string" calcext:value-type="string">
            <text:p>142.93</text:p>
          </table:table-cell>
          <table:table-cell table:number-columns-repeated="1010"/>
        </table:table-row>
        <table:table-row table:style-name="ro1" table:number-rows-repeated="2">
          <table:table-cell table:number-columns-repeated="13"/>
          <table:table-cell table:style-name="ce2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10482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14" table:default-cell-style-name="ce12"/>
        <table:table-column table:style-name="co3" table:number-columns-repeated="2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5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5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5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5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5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5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5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5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8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5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5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5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5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5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5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8"/>
          <table:table-cell table:style-name="ce15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5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5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5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5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6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7"/>
          <table:table-cell table:number-columns-repeated="1010"/>
        </table:table-row>
        <table:table-row table:style-name="ro1">
          <table:table-cell table:style-name="ce17" office:value-type="string" calcext:value-type="string">
            <text:p>RU000A100J18 (Домодедово выпуск 2 )</text:p>
          </table:table-cell>
          <table:table-cell table:style-name="ce17" table:number-columns-repeated="12"/>
          <table:table-cell/>
          <table:table-cell table:style-name="ce1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5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5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5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5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5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5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8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8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8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8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8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8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8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8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8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5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5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.00.0000</text:date>, <text:time style:data-style-name="N2" text:time-value="20:43:40.66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9-14T20:51:13.747000000</dc:date>
    <meta:editing-duration>P3DT6H7M4S</meta:editing-duration>
    <meta:editing-cycles>1315</meta:editing-cycles>
    <meta:document-statistic meta:table-count="2" meta:cell-count="6047" meta:object-count="0"/>
  </office:meta>
</office:document-meta>
</file>